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202257395" calcext:value-type="float">
            <text:p>1,202257395</text:p>
          </table:table-cell>
          <table:table-cell office:value-type="float" office:value="0.5554189086" calcext:value-type="float">
            <text:p>0,5554189086</text:p>
          </table:table-cell>
          <table:table-cell office:value-type="float" office:value="0.002652085619" calcext:value-type="float">
            <text:p>0,0026520856</text:p>
          </table:table-cell>
          <table:table-cell office:value-type="float" office:value="0.0002291925921" calcext:value-type="float">
            <text:p>0,000229192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947" calcext:value-type="float">
            <text:p>15947</text:p>
          </table:table-cell>
          <table:table-cell office:value-type="float" office:value="1.171054006" calcext:value-type="float">
            <text:p>1,171054006</text:p>
          </table:table-cell>
          <table:table-cell office:value-type="float" office:value="0.5857561827" calcext:value-type="float">
            <text:p>0,5857561827</text:p>
          </table:table-cell>
          <table:table-cell office:value-type="float" office:value="0.002689740155" calcext:value-type="float">
            <text:p>0,0026897402</text:p>
          </table:table-cell>
          <table:table-cell office:value-type="float" office:value="0.0001296260307" calcext:value-type="float">
            <text:p>0,00012962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99" calcext:value-type="float">
            <text:p>16099</text:p>
          </table:table-cell>
          <table:table-cell office:value-type="float" office:value="1.213172913" calcext:value-type="float">
            <text:p>1,213172913</text:p>
          </table:table-cell>
          <table:table-cell office:value-type="float" office:value="0.5510288477" calcext:value-type="float">
            <text:p>0,5510288477</text:p>
          </table:table-cell>
          <table:table-cell office:value-type="float" office:value="0.0009949929081" calcext:value-type="float">
            <text:p>0,0009949929</text:p>
          </table:table-cell>
          <table:table-cell table:style-name="ce1" office:value-type="float" office:value="0.0000320965446" calcext:value-type="float">
            <text:p>3,2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66" calcext:value-type="float">
            <text:p>16166</text:p>
          </table:table-cell>
          <table:table-cell office:value-type="float" office:value="1.112418532" calcext:value-type="float">
            <text:p>1,112418532</text:p>
          </table:table-cell>
          <table:table-cell office:value-type="float" office:value="0.5940636396" calcext:value-type="float">
            <text:p>0,5940636396</text:p>
          </table:table-cell>
          <table:table-cell office:value-type="float" office:value="0.001374328858" calcext:value-type="float">
            <text:p>0,0013743289</text:p>
          </table:table-cell>
          <table:table-cell table:style-name="ce1" office:value-type="float" office:value="0.00006392227078" calcext:value-type="float">
            <text:p>6,39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62" calcext:value-type="float">
            <text:p>16262</text:p>
          </table:table-cell>
          <table:table-cell office:value-type="float" office:value="1.225108266" calcext:value-type="float">
            <text:p>1,225108266</text:p>
          </table:table-cell>
          <table:table-cell office:value-type="float" office:value="0.573984623" calcext:value-type="float">
            <text:p>0,573984623</text:p>
          </table:table-cell>
          <table:table-cell office:value-type="float" office:value="0.001715538325" calcext:value-type="float">
            <text:p>0,0017155383</text:p>
          </table:table-cell>
          <table:table-cell table:style-name="ce1" office:value-type="float" office:value="0.00003176922837" calcext:value-type="float">
            <text:p>3,18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91" calcext:value-type="float">
            <text:p>16391</text:p>
          </table:table-cell>
          <table:table-cell office:value-type="float" office:value="1.393828511" calcext:value-type="float">
            <text:p>1,393828511</text:p>
          </table:table-cell>
          <table:table-cell office:value-type="float" office:value="0.5729751587" calcext:value-type="float">
            <text:p>0,5729751587</text:p>
          </table:table-cell>
          <table:table-cell office:value-type="float" office:value="0.0009138751193" calcext:value-type="float">
            <text:p>0,0009138751</text:p>
          </table:table-cell>
          <table:table-cell table:style-name="ce1" office:value-type="float" office:value="0.00006302587281" calcext:value-type="float">
            <text:p>6,30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531" calcext:value-type="float">
            <text:p>16531</text:p>
          </table:table-cell>
          <table:table-cell office:value-type="float" office:value="1.139560342" calcext:value-type="float">
            <text:p>1,139560342</text:p>
          </table:table-cell>
          <table:table-cell office:value-type="float" office:value="0.5977134705" calcext:value-type="float">
            <text:p>0,5977134705</text:p>
          </table:table-cell>
          <table:table-cell office:value-type="float" office:value="0.0008122715517" calcext:value-type="float">
            <text:p>0,0008122716</text:p>
          </table:table-cell>
          <table:table-cell table:style-name="ce1" office:value-type="float" office:value="0.00003124121213" calcext:value-type="float">
            <text:p>3,1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629" calcext:value-type="float">
            <text:p>16629</text:p>
          </table:table-cell>
          <table:table-cell office:value-type="float" office:value="1.264939904" calcext:value-type="float">
            <text:p>1,264939904</text:p>
          </table:table-cell>
          <table:table-cell office:value-type="float" office:value="0.5913347602" calcext:value-type="float">
            <text:p>0,5913347602</text:p>
          </table:table-cell>
          <table:table-cell office:value-type="float" office:value="0.001055769506" calcext:value-type="float">
            <text:p>0,0010557695</text:p>
          </table:table-cell>
          <table:table-cell table:style-name="ce1" office:value-type="float" office:value="0.00003105204451" calcext:value-type="float">
            <text:p>3,11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748" calcext:value-type="float">
            <text:p>16748</text:p>
          </table:table-cell>
          <table:table-cell office:value-type="float" office:value="1.146371961" calcext:value-type="float">
            <text:p>1,146371961</text:p>
          </table:table-cell>
          <table:table-cell office:value-type="float" office:value="0.5916343331" calcext:value-type="float">
            <text:p>0,5916343331</text:p>
          </table:table-cell>
          <table:table-cell office:value-type="float" office:value="0.00064744876" calcext:value-type="float">
            <text:p>0,0006474488</text:p>
          </table:table-cell>
          <table:table-cell table:style-name="ce1" office:value-type="float" office:value="0.00003083089177" calcext:value-type="float">
            <text:p>3,08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44" calcext:value-type="float">
            <text:p>16844</text:p>
          </table:table-cell>
          <table:table-cell office:value-type="float" office:value="1.081993818" calcext:value-type="float">
            <text:p>1,081993818</text:p>
          </table:table-cell>
          <table:table-cell office:value-type="float" office:value="0.5976246595" calcext:value-type="float">
            <text:p>0,5976246595</text:p>
          </table:table-cell>
          <table:table-cell office:value-type="float" office:value="0.0004904665402" calcext:value-type="float">
            <text:p>0,0004904665</text:p>
          </table:table-cell>
          <table:table-cell table:style-name="ce1" office:value-type="float" office:value="0.00003065415876" calcext:value-type="float">
            <text:p>3,0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950705648" calcext:value-type="float">
            <text:p>1,1950705648</text:p>
          </table:table-cell>
          <table:table-cell table:formula="of:=AVERAGE([.D2:.D11])" office:value-type="float" office:value="0.58115345836" calcext:value-type="float">
            <text:p>0,5811534584</text:p>
          </table:table-cell>
          <table:table-cell table:formula="of:=AVERAGE([.E2:.E11])" office:value-type="float" office:value="0.00133465173423" calcext:value-type="float">
            <text:p>0,0013346517</text:p>
          </table:table-cell>
          <table:table-cell table:formula="of:=AVERAGE([.F2:.F11])" office:value-type="float" office:value="0.000067341084653" calcext:value-type="float">
            <text:p>6,7341084653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1:58:11.420742403</dc:date>
    <meta:document-statistic meta:table-count="1" meta:cell-count="70" meta:object-count="0"/>
    <meta:generator>LibreOffice/4.1.4.2$Linux_X86_64 LibreOffice_project/410m0$Build-2</meta:generator>
  </office:meta>
</office:document-meta>
</file>